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5917in"/>
    </style:style>
    <style:style style:name="co6" style:family="table-column">
      <style:table-column-properties fo:break-before="auto" style:column-width="1.9492in"/>
    </style:style>
    <style:style style:name="co7" style:family="table-column">
      <style:table-column-properties fo:break-before="auto" style:column-width="2.1972in"/>
    </style:style>
    <style:style style:name="co8" style:family="table-column">
      <style:table-column-properties fo:break-before="auto" style:column-width="3.6543in"/>
    </style:style>
    <style:style style:name="co9" style:family="table-column">
      <style:table-column-properties fo:break-before="auto" style:column-width="0.6835in"/>
    </style:style>
    <style:style style:name="co10" style:family="table-column">
      <style:table-column-properties fo:break-before="auto" style:column-width="0.5752in"/>
    </style:style>
    <style:style style:name="co11" style:family="table-column">
      <style:table-column-properties fo:break-before="auto" style:column-width="0.161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1772in"/>
    </style:style>
    <style:style style:name="co15" style:family="table-column">
      <style:table-column-properties fo:break-before="auto" style:column-width="0.5083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2.0047in"/>
    </style:style>
    <style:style style:name="co18" style:family="table-column">
      <style:table-column-properties fo:break-before="auto" style:column-width="2.0953in"/>
    </style:style>
    <style:style style:name="co19" style:family="table-column">
      <style:table-column-properties fo:break-before="auto" style:column-width="0.589in"/>
    </style:style>
    <style:style style:name="co20" style:family="table-column">
      <style:table-column-properties fo:break-before="auto" style:column-width="0.7583in"/>
    </style:style>
    <style:style style:name="co21" style:family="table-column">
      <style:table-column-properties fo:break-before="auto" style:column-width="0.6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>
      <style:text-properties style:font-name="Ubuntu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6">
      <style:table-cell-properties fo:wrap-option="wrap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6">
      <style:text-properties style:font-name="Ubuntu"/>
    </style:style>
  </office:automatic-styles>
  <office:body>
    <office:spreadsheet>
      <table:table table:name="new form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3"/>
        <table:table-column table:style-name="co11" table:default-cell-style-name="Default"/>
        <table:table-column table:style-name="co12" table:default-cell-style-name="ce3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reference_id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evaluation</text:p>
          </table:table-cell>
          <table:table-cell table:style-name="ce1" office:value-type="string">
            <text:p>ec</text:p>
          </table:table-cell>
          <table:table-cell table:style-name="ce1" office:value-type="string">
            <text:p>enzyme</text:p>
          </table:table-cell>
          <table:table-cell table:style-name="ce1" office:value-type="string">
            <text:p>kegg_reaction</text:p>
          </table:table-cell>
          <table:table-cell table:style-name="ce1" office:value-type="string">
            <text:p>reaction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</text:p>
          </table:table-cell>
          <table:table-cell table:style-name="ce1" office:value-type="string">
            <text:p>I</text:p>
          </table:table-cell>
          <table:table-cell table:style-name="ce1" office:value-type="string">
            <text:p>pH</text:p>
          </table:table-cell>
          <table:table-cell table:style-name="ce1" office:value-type="string">
            <text:p>pMg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Ktype</text:p>
          </table:table-cell>
          <table:table-cell table:style-name="ce1"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000">
            <text:p>40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0">
            <text:p>1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6">
            <text:p>66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500">
            <text:p>15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50">
            <text:p>65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70">
            <text:p>3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0">
            <text:p>18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4">
            <text:p>7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20">
            <text:p>9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.6">
            <text:p>1.6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10">
            <text:p>5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.3">
            <text:p>1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">
            <text:p>18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6">
            <text:p>36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2">
            <text:p>14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dimethyl sulfoxide (15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.2">
            <text:p>3.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9">
            <text:p>119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methanol (15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.5">
            <text:p>27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.2">
            <text:p>3.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70">
            <text:p>3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00">
            <text:p>5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00">
            <text:p>30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1">
            <text:p>6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1">
            <text:p>6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30">
            <text:p>4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10">
            <text:p>3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50">
            <text:p>45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3">
            <text:p>2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00">
            <text:p>4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92">
            <text:p>1.92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00">
            <text:p>12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15">
            <text:p>6.15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0">
            <text:p>18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600">
            <text:p>26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2.4">
            <text:p>2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00">
            <text:p>12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20">
            <text:p>4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.4">
            <text:p>1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0">
            <text:p>14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0">
            <text:p>6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ethylene glycol (60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10">
            <text:p>3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00">
            <text:p>12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00">
            <text:p>4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40">
            <text:p>44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0">
            <text:p>18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">
            <text:p>1.6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">
            <text:p>1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4">
            <text:p>7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30">
            <text:p>8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30">
            <text:p>8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20">
            <text:p>4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20">
            <text:p>3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">
            <text:p>1.6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30">
            <text:p>2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">
            <text:p>1.6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0">
            <text:p>2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">
            <text:p>1.6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60">
            <text:p>16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">
            <text:p>1.6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0">
            <text:p>1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6">
            <text:p>1.6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0">
            <text:p>14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">
            <text:p>1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2">
            <text:p>8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">
            <text:p>1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60">
            <text:p>16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00">
            <text:p>1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1">
            <text:p>8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0">
            <text:p>2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70">
            <text:p>9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1">
            <text:p>7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1">
            <text:p>2.1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2">
            <text:p>7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0">
            <text:p>1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">
            <text:p>1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.9">
            <text:p>7.9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">
            <text:p>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">
            <text:p>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">
            <text:p>13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">
            <text:p>18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4">
            <text:p>6.4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.3">
            <text:p>4.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">
            <text:p>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1">
            <text:p>2.1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00">
            <text:p>2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9">
            <text:p>19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6">
            <text:p>16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00">
            <text:p>1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3">
            <text:p>23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">
            <text:p>1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">
            <text:p>1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1">
            <text:p>2.1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0">
            <text:p>1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7">
            <text:p>97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1">
            <text:p>1.1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2">
            <text:p>8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4">
            <text:p>8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dimethyl sulfoxide (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4">
            <text:p>1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1">
            <text:p>2.10</text:p>
          </table:table-cell>
          <table:table-cell office:value-type="string">
            <text:p>cosolvent =&gt; dimethyl sulfoxide (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20">
            <text:p>5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">
            <text:p>3.3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20">
            <text:p>5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">
            <text:p>3.3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3">
            <text:p>63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2">
            <text:p>3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4">
            <text:p>8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">
            <text:p>3.3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3">
            <text:p>23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.6">
            <text:p>4.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.6">
            <text:p>4.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1">
            <text:p>1.1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00">
            <text:p>5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N,N-dimethylformam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5">
            <text:p>15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N,N-dimethylformam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9">
            <text:p>9.9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1">
            <text:p>1.10</text:p>
          </table:table-cell>
          <table:table-cell office:value-type="string">
            <text:p>cosolvent =&gt; N,N-dimethylformam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1">
            <text:p>6.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,N-dimethylformam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2">
            <text:p>7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2">
            <text:p>1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0">
            <text:p>8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.3">
            <text:p>3.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">
            <text:p>27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1">
            <text:p>3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N,N-dimethylformam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72">
            <text:p>37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6.5">
            <text:p>56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6.5">
            <text:p>56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0">
            <text:p>2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80">
            <text:p>28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2">
            <text:p>8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4">
            <text:p>1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9">
            <text:p>89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0">
            <text:p>1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">
            <text:p>1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2">
            <text:p>7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7">
            <text:p>6.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1">
            <text:p>2.1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8.7">
            <text:p>8.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">
            <text:p>17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.6">
            <text:p>4.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.6">
            <text:p>7.6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1">
            <text:p>1.1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0">
            <text:p>3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0">
            <text:p>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ethylene glycol (60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5">
            <text:p>25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0.5">
            <text:p>50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ylene glyc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0">
            <text:p>1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8.93">
            <text:p>8.93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8">
            <text:p>98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600">
            <text:p>26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000">
            <text:p>10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80">
            <text:p>28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80">
            <text:p>28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0">
            <text:p>1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">
            <text:p>1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1">
            <text:p>2.1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7">
            <text:p>6.7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">
            <text:p>18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1">
            <text:p>2.1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1">
            <text:p>3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dimethyl sulfoxide (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9">
            <text:p>39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">
            <text:p>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N,N-dimethylformam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50">
            <text:p>35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33">
            <text:p>133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glycer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72">
            <text:p>7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70">
            <text:p>57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6.42">
            <text:p>6.42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90">
            <text:p>69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.4">
            <text:p>2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7">
            <text:p>1.7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90">
            <text:p>19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.3">
            <text:p>1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60">
            <text:p>66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30">
            <text:p>2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">
            <text:p>1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40">
            <text:p>54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">
            <text:p>3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1">
            <text:p>2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dimethyl sulfox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.1">
            <text:p>6.1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">
            <text:p>27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">
            <text:p>27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00">
            <text:p>9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">
            <text:p>3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5">
            <text:p>9.5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80">
            <text:p>18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N,N-dimethylformamide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">
            <text:p>5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00">
            <text:p>3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64">
            <text:p>6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7">
            <text:p>1.7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90">
            <text:p>49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60">
            <text:p>16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m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10">
            <text:p>11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3">
            <text:p>1.3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">
            <text:p>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ylene glycol (60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1">
            <text:p>51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00">
            <text:p>40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7">
            <text:p>27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172">
            <text:p>17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dimethyl sulfoxide (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530">
            <text:p>53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">
            <text:p>3.00</text:p>
          </table:table-cell>
          <table:table-cell office:value-type="string">
            <text:p>cosolvent =&gt; none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60">
            <text:p>46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3.3">
            <text:p>3.30</text:p>
          </table:table-cell>
          <table:table-cell office:value-type="string">
            <text:p>cosolvent =&gt; dimethyl sulfoxide (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3">
            <text:p>9.3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22">
            <text:p>2.22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4">
            <text:p>4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">
            <text:p>2.0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20">
            <text:p>20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glycer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2">
            <text:p>9.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9.2">
            <text:p>9.2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4">
            <text:p>2.40</text:p>
          </table:table-cell>
          <table:table-cell office:value-type="string">
            <text:p>cosolvent =&gt; ethylene glycol (60 %)</text:p>
          </table:table-cell>
          <table:table-cell office:value-type="string">
            <text:p>Kc'</text:p>
          </table:table-cell>
          <table:table-cell table:number-columns-repeated="1009"/>
        </table:table-row>
        <table:table-row table:style-name="ro1">
          <table:table-cell office:value-type="string">
            <text:p>http://xpdb.nist.gov/enzyme_thermodynamics/enzyme_data1.pl?col=3.&amp;T1=85DEM/BEH_1066</text:p>
          </table:table-cell>
          <table:table-cell office:value-type="string">
            <text:p>85DEM/BEH</text:p>
          </table:table-cell>
          <table:table-cell office:value-type="string">
            <text:p>radioactivity</text:p>
          </table:table-cell>
          <table:table-cell office:value-type="string">
            <text:p>B</text:p>
          </table:table-cell>
          <table:table-cell office:value-type="string">
            <text:p>3.6.1.1</text:p>
          </table:table-cell>
          <table:table-cell office:value-type="string">
            <text:p>inorganic pyrophosphatase</text:p>
          </table:table-cell>
          <table:table-cell office:value-type="string">
            <text:p>C00013 + C00001 = 2 C00009</text:p>
          </table:table-cell>
          <table:table-cell office:value-type="string">
            <text:p>pyrophosphate(aq) + H2O(l) = 2 orthophosphate(aq)</text:p>
          </table:table-cell>
          <table:table-cell office:value-type="float" office:value="32">
            <text:p>32.0</text:p>
          </table:table-cell>
          <table:table-cell office:value-type="float" office:value="308.15">
            <text:p>308.1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2.7">
            <text:p>2.70</text:p>
          </table:table-cell>
          <table:table-cell office:value-type="string">
            <text:p>cosolvent =&gt; ethanol (30 %)</text:p>
          </table:table-cell>
          <table:table-cell office:value-type="string">
            <text:p>Kc'</text:p>
          </table:table-cell>
          <table:table-cell table:number-columns-repeated="1009"/>
        </table:table-row>
      </table:table>
      <table:table table:name="original" table:style-name="ta1" table:print="false">
        <table:table-column table:style-name="co16" table:number-columns-repeated="2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8"/>
        <table:table-column table:style-name="co16" table:number-columns-repeated="998" table:default-cell-style-name="ce5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pH</text:p>
          </table:table-cell>
          <table:table-cell table:style-name="ce6" office:value-type="string">
            <text:p>Buffer</text:p>
          </table:table-cell>
          <table:table-cell table:style-name="ce6" office:value-type="string">
            <text:p>Cosolvent</text:p>
          </table:table-cell>
          <table:table-cell table:style-name="ce6" office:value-type="string">
            <text:p>[Pi]</text:p>
          </table:table-cell>
          <table:table-cell table:style-name="ce6" office:value-type="string">
            <text:p>[MgCl2]</text:p>
          </table:table-cell>
          <table:table-cell table:style-name="ce7" office:value-type="string">
            <text:p>Kc'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4000">
            <text:p>40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2">
            <text:p>0.02</text:p>
          </table:table-cell>
          <table:table-cell table:style-name="ce2" office:value-type="float" office:value="170">
            <text:p>1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66">
            <text:p>66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1500">
            <text:p>15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2">
            <text:p>0.002</text:p>
          </table:table-cell>
          <table:table-cell table:style-name="ce2" office:value-type="float" office:value="650">
            <text:p>65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370">
            <text:p>3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180">
            <text:p>18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74">
            <text:p>7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2">
            <text:p>6.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25">
            <text:p>0.025</text:p>
          </table:table-cell>
          <table:table-cell table:style-name="ce2" office:value-type="float" office:value="920">
            <text:p>9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2">
            <text:p>6.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5">
            <text:p>0.05</text:p>
          </table:table-cell>
          <table:table-cell table:style-name="ce2" office:value-type="float" office:value="510">
            <text:p>5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18">
            <text:p>18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36">
            <text:p>36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15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142">
            <text:p>14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3.2">
            <text:p>3.2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15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119">
            <text:p>119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27.5">
            <text:p>27.5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3.2">
            <text:p>3.2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370">
            <text:p>3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500">
            <text:p>5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3000">
            <text:p>30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61">
            <text:p>6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61">
            <text:p>6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430">
            <text:p>4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310">
            <text:p>3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5">
            <text:p>0.005</text:p>
          </table:table-cell>
          <table:table-cell table:style-name="ce2" office:value-type="float" office:value="450">
            <text:p>45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12">
            <text:p>0.012</text:p>
          </table:table-cell>
          <table:table-cell table:style-name="ce2" office:value-type="float" office:value="400">
            <text:p>4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15">
            <text:p>6.15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1200">
            <text:p>12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2">
            <text:p>7.82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180">
            <text:p>18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2">
            <text:p>6.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2600">
            <text:p>26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2">
            <text:p>6.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1200">
            <text:p>12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2">
            <text:p>6.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4">
            <text:p>0.04</text:p>
          </table:table-cell>
          <table:table-cell table:style-name="ce2" office:value-type="float" office:value="420">
            <text:p>4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2">
            <text:p>6.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140">
            <text:p>14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60">
            <text:p>6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21">
            <text:p>2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2">
            <text:p>6.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310">
            <text:p>3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1200">
            <text:p>12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25">
            <text:p>0.025</text:p>
          </table:table-cell>
          <table:table-cell table:style-name="ce2" office:value-type="float" office:value="400">
            <text:p>4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440">
            <text:p>44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25">
            <text:p>0.025</text:p>
          </table:table-cell>
          <table:table-cell table:style-name="ce2" office:value-type="float" office:value="180">
            <text:p>18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5">
            <text:p>0.05</text:p>
          </table:table-cell>
          <table:table-cell table:style-name="ce2" office:value-type="float" office:value="110">
            <text:p>1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74">
            <text:p>7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830">
            <text:p>8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830">
            <text:p>8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420">
            <text:p>4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25">
            <text:p>0.025</text:p>
          </table:table-cell>
          <table:table-cell table:style-name="ce2" office:value-type="float" office:value="320">
            <text:p>3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25">
            <text:p>0.025</text:p>
          </table:table-cell>
          <table:table-cell table:style-name="ce2" office:value-type="float" office:value="230">
            <text:p>2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25">
            <text:p>0.025</text:p>
          </table:table-cell>
          <table:table-cell table:style-name="ce2" office:value-type="float" office:value="210">
            <text:p>2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25">
            <text:p>0.025</text:p>
          </table:table-cell>
          <table:table-cell table:style-name="ce2" office:value-type="float" office:value="160">
            <text:p>16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25">
            <text:p>0.025</text:p>
          </table:table-cell>
          <table:table-cell table:style-name="ce2" office:value-type="float" office:value="130">
            <text:p>1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5">
            <text:p>0.05</text:p>
          </table:table-cell>
          <table:table-cell table:style-name="ce2" office:value-type="float" office:value="140">
            <text:p>14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5">
            <text:p>0.05</text:p>
          </table:table-cell>
          <table:table-cell table:style-name="ce2" office:value-type="float" office:value="82">
            <text:p>8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160">
            <text:p>16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110">
            <text:p>1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100">
            <text:p>1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81">
            <text:p>8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2">
            <text:p>0.002</text:p>
          </table:table-cell>
          <table:table-cell table:style-name="ce2" office:value-type="float" office:value="270">
            <text:p>2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970">
            <text:p>9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8">
            <text:p>0.008</text:p>
          </table:table-cell>
          <table:table-cell table:style-name="ce2" office:value-type="float" office:value="71">
            <text:p>7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72">
            <text:p>7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120">
            <text:p>1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14">
            <text:p>1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7.9">
            <text:p>7.9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30">
            <text:p>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30">
            <text:p>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2">
            <text:p>0.002</text:p>
          </table:table-cell>
          <table:table-cell table:style-name="ce2" office:value-type="float" office:value="21">
            <text:p>2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13">
            <text:p>13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18">
            <text:p>18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6.4">
            <text:p>6.4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4.3">
            <text:p>4.3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8">
            <text:p>0.008</text:p>
          </table:table-cell>
          <table:table-cell table:style-name="ce2" office:value-type="float" office:value="4">
            <text:p>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200">
            <text:p>2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19">
            <text:p>19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16">
            <text:p>16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100">
            <text:p>1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23">
            <text:p>23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14">
            <text:p>1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8">
            <text:p>0.008</text:p>
          </table:table-cell>
          <table:table-cell table:style-name="ce2" office:value-type="float" office:value="12">
            <text:p>1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170">
            <text:p>1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110">
            <text:p>1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8">
            <text:p>0.08</text:p>
          </table:table-cell>
          <table:table-cell table:style-name="ce2" office:value-type="float" office:value="97">
            <text:p>97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82">
            <text:p>8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84">
            <text:p>8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8">
            <text:p>0.008</text:p>
          </table:table-cell>
          <table:table-cell table:style-name="ce2" office:value-type="float" office:value="14">
            <text:p>1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05">
            <text:p>0.0005</text:p>
          </table:table-cell>
          <table:table-cell table:style-name="ce2" office:value-type="float" office:value="520">
            <text:p>5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05">
            <text:p>0.0005</text:p>
          </table:table-cell>
          <table:table-cell table:style-name="ce2" office:value-type="float" office:value="520">
            <text:p>5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63">
            <text:p>63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32">
            <text:p>3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05">
            <text:p>0.0005</text:p>
          </table:table-cell>
          <table:table-cell table:style-name="ce2" office:value-type="float" office:value="84">
            <text:p>8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23">
            <text:p>23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4.6">
            <text:p>4.6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8">
            <text:p>0.08</text:p>
          </table:table-cell>
          <table:table-cell table:style-name="ce2" office:value-type="float" office:value="4.6">
            <text:p>4.6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,N-dimethylformamide (30 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500">
            <text:p>5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,N-dimethylformamide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15">
            <text:p>15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,N-dimethylformamide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8">
            <text:p>0.08</text:p>
          </table:table-cell>
          <table:table-cell table:style-name="ce2" office:value-type="float" office:value="9.9">
            <text:p>9.9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,N-dimethylformamide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6.1">
            <text:p>6.1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72">
            <text:p>7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21">
            <text:p>2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12">
            <text:p>1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80">
            <text:p>8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3.3">
            <text:p>3.3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27">
            <text:p>27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21">
            <text:p>2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,N-dimethylformamide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31">
            <text:p>3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372">
            <text:p>37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56.5">
            <text:p>56.5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56.5">
            <text:p>56.5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270">
            <text:p>2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280">
            <text:p>28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4">
            <text:p>0.04</text:p>
          </table:table-cell>
          <table:table-cell table:style-name="ce2" office:value-type="float" office:value="82">
            <text:p>8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1">
            <text:p>0.1</text:p>
          </table:table-cell>
          <table:table-cell table:style-name="ce2" office:value-type="float" office:value="89">
            <text:p>89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5">
            <text:p>0.05</text:p>
          </table:table-cell>
          <table:table-cell table:style-name="ce2" office:value-type="float" office:value="170">
            <text:p>1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2">
            <text:p>0.002</text:p>
          </table:table-cell>
          <table:table-cell table:style-name="ce2" office:value-type="float" office:value="72">
            <text:p>7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8">
            <text:p>0.008</text:p>
          </table:table-cell>
          <table:table-cell table:style-name="ce2" office:value-type="float" office:value="6.7">
            <text:p>6.7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8.7">
            <text:p>8.7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17">
            <text:p>17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4.6">
            <text:p>4.6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8">
            <text:p>0.08</text:p>
          </table:table-cell>
          <table:table-cell table:style-name="ce2" office:value-type="float" office:value="7.6">
            <text:p>7.6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300">
            <text:p>3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%)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20">
            <text:p>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25">
            <text:p>25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3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50.5">
            <text:p>50.5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8.93">
            <text:p>8.93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130">
            <text:p>1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4">
            <text:p>0.04</text:p>
          </table:table-cell>
          <table:table-cell table:style-name="ce2" office:value-type="float" office:value="98">
            <text:p>98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2">
            <text:p>6.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2600">
            <text:p>26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1000">
            <text:p>10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280">
            <text:p>28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280">
            <text:p>28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130">
            <text:p>1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8">
            <text:p>0.008</text:p>
          </table:table-cell>
          <table:table-cell table:style-name="ce2" office:value-type="float" office:value="11">
            <text:p>1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2">
            <text:p>0.002</text:p>
          </table:table-cell>
          <table:table-cell table:style-name="ce2" office:value-type="float" office:value="6.7">
            <text:p>6.7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8">
            <text:p>0.008</text:p>
          </table:table-cell>
          <table:table-cell table:style-name="ce2" office:value-type="float" office:value="18">
            <text:p>18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31">
            <text:p>3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39">
            <text:p>39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,N-dimethylformamide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30">
            <text:p>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1">
            <text:p>0.001</text:p>
          </table:table-cell>
          <table:table-cell table:style-name="ce2" office:value-type="float" office:value="350">
            <text:p>35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3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133">
            <text:p>133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72">
            <text:p>7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6.42">
            <text:p>6.42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570">
            <text:p>57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690">
            <text:p>69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2">
            <text:p>0.02</text:p>
          </table:table-cell>
          <table:table-cell table:style-name="ce2" office:value-type="float" office:value="110">
            <text:p>1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imidazole (0.050 mol dm-3)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5">
            <text:p>0.05</text:p>
          </table:table-cell>
          <table:table-cell table:style-name="ce2" office:value-type="float" office:value="190">
            <text:p>19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660">
            <text:p>66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5">
            <text:p>0.05</text:p>
          </table:table-cell>
          <table:table-cell table:style-name="ce2" office:value-type="float" office:value="230">
            <text:p>2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05">
            <text:p>0.0005</text:p>
          </table:table-cell>
          <table:table-cell table:style-name="ce2" office:value-type="float" office:value="540">
            <text:p>54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21">
            <text:p>2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6.1">
            <text:p>6.1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27">
            <text:p>27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27">
            <text:p>27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05">
            <text:p>0.0005</text:p>
          </table:table-cell>
          <table:table-cell table:style-name="ce2" office:value-type="float" office:value="900">
            <text:p>9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9.5">
            <text:p>9.5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,N-dimethylformamide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180">
            <text:p>18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5">
            <text:p>5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300">
            <text:p>3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2">
            <text:p>0.02</text:p>
          </table:table-cell>
          <table:table-cell table:style-name="ce2" office:value-type="float" office:value="64">
            <text:p>6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490">
            <text:p>49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m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2">
            <text:p>0.002</text:p>
          </table:table-cell>
          <table:table-cell table:style-name="ce2" office:value-type="float" office:value="160">
            <text:p>16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1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5">
            <text:p>0.05</text:p>
          </table:table-cell>
          <table:table-cell table:style-name="ce2" office:value-type="float" office:value="110">
            <text:p>11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4">
            <text:p>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2">
            <text:p>0.002</text:p>
          </table:table-cell>
          <table:table-cell table:style-name="ce2" office:value-type="float" office:value="51">
            <text:p>51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400">
            <text:p>40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number-columns-repeated="2" table:style-name="ce3" office:value-type="float" office:value="0.004">
            <text:p>0.004</text:p>
          </table:table-cell>
          <table:table-cell table:style-name="ce2" office:value-type="float" office:value="27">
            <text:p>27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172">
            <text:p>172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none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1">
            <text:p>0.001</text:p>
          </table:table-cell>
          <table:table-cell table:style-name="ce2" office:value-type="float" office:value="530">
            <text:p>53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dimethyl sulfoxide (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05">
            <text:p>0.0005</text:p>
          </table:table-cell>
          <table:table-cell table:style-name="ce2" office:value-type="float" office:value="460">
            <text:p>46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06">
            <text:p>0.006</text:p>
          </table:table-cell>
          <table:table-cell table:style-name="ce2" office:value-type="float" office:value="9.3">
            <text:p>9.3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.01">
            <text:p>0.01</text:p>
          </table:table-cell>
          <table:table-cell table:style-name="ce2" office:value-type="float" office:value="4">
            <text:p>4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glycer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20">
            <text:p>20.0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9.2">
            <text:p>9.2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ylene glycol (60 %)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04">
            <text:p>0.004</text:p>
          </table:table-cell>
          <table:table-cell table:style-name="ce2" office:value-type="float" office:value="9.2">
            <text:p>9.2</text:p>
          </table:table-cell>
          <table:table-cell table:number-columns-repeated="998"/>
        </table:table-row>
        <table:table-row table:style-name="ro1">
          <table:table-cell table:style-name="ce3" office:value-type="float" office:value="308.15">
            <text:p>308.15</text:p>
          </table:table-cell>
          <table:table-cell table:style-name="ce3" office:value-type="float" office:value="7.8">
            <text:p>7.8</text:p>
          </table:table-cell>
          <table:table-cell table:style-name="ce3" office:value-type="string">
            <text:p>Tris (0.050 mol dm-3) + HCl</text:p>
          </table:table-cell>
          <table:table-cell table:style-name="ce3" office:value-type="string">
            <text:p>ethanol (30 %)</text:p>
          </table:table-cell>
          <table:table-cell table:number-columns-repeated="2" table:style-name="ce3" office:value-type="float" office:value="0.002">
            <text:p>0.002</text:p>
          </table:table-cell>
          <table:table-cell table:style-name="ce2" office:value-type="float" office:value="32">
            <text:p>32.0</text:p>
          </table:table-cell>
          <table:table-cell table:number-columns-repeated="998"/>
        </table:table-row>
        <table:table-row table:style-name="ro1" table:number-rows-repeated="1048404">
          <table:table-cell table:number-columns-repeated="1005"/>
        </table:table-row>
        <table:table-row table:style-name="ro1">
          <table:table-cell table:number-columns-repeated="1005"/>
        </table:table-row>
      </table:table>
      <table:database-ranges>
        <table:database-range table:target-range-address="'new format'.A1:'new format'.O171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02/16/2011</text:date>, <text:time>16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ad Noor</meta:initial-creator>
    <meta:creation-date>2011-02-15T20:07:10</meta:creation-date>
    <dc:date>2011-02-16T16:12:20</dc:date>
    <dc:creator>Elad Noor</dc:creator>
    <meta:editing-duration>PT4H13M3S</meta:editing-duration>
    <meta:editing-cycles>7</meta:editing-cycles>
    <meta:generator>LibreOffice/3.3$Linux OpenOffice.org_project/330m12$Build-2</meta:generator>
    <meta:document-statistic meta:table-count="2" meta:cell-count="3762" meta:object-count="0"/>
  </office:meta>
</office:document-meta>
</file>